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25-01-27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24-01-22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23-01-1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22-01-1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21-01-0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20-01-07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9-01-09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8-01-0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7-01-25 15:5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5-12-29 17:59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5-01-08 23:2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4-01-13 18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3-01-15 17:0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10-12-29 20:20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9-12-30 22:4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9-01-20 16:0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8-01-15 17:3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7-01-04 07:1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6-01-05 16:2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5-01-07 19:1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4-01-06 17:36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3-01-03 18:4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2-01-08 16:3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1-01-08 16:46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2000-01-06 22:1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290991433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